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Helvetica" fo:font-size="20pt" style:text-underline-style="solid" style:text-underline-width="auto" style:text-underline-color="font-color" officeooo:rsid="0000a012" officeooo:paragraph-rsid="0000a012" style:font-size-asian="17.5pt" style:font-size-complex="20pt"/>
    </style:style>
    <style:style style:name="P2" style:family="paragraph" style:parent-style-name="Standard" style:list-style-name="L1">
      <style:paragraph-properties fo:line-height="100%" fo:text-align="start" style:justify-single-word="false"/>
      <style:text-properties style:font-name="Helvetica" fo:font-size="14pt" style:text-underline-style="none" officeooo:rsid="0000a012" officeooo:paragraph-rsid="0000a012" style:font-size-asian="14pt" style:font-size-complex="14pt"/>
    </style:style>
    <style:style style:name="P3" style:family="paragraph" style:parent-style-name="Standard" style:list-style-name="L1">
      <style:paragraph-properties fo:line-height="100%" fo:text-align="start" style:justify-single-word="false"/>
      <style:text-properties style:font-name="Helvetica" fo:font-size="14pt" style:text-underline-style="none" officeooo:rsid="0000a012" officeooo:paragraph-rsid="00014fdb" style:font-size-asian="14pt" style:font-size-complex="14pt"/>
    </style:style>
    <style:style style:name="T1" style:family="text">
      <style:text-properties officeooo:rsid="00014f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427 Iteration <text:span text:style-name="T1">2</text:span> Meeting Agenda</text:p>
      <text:list xml:id="list8004307113981182261" text:style-name="L1">
        <text:list-item>
          <text:p text:style-name="P2">Progress of each pair for the current iteration.</text:p>
        </text:list-item>
        <text:list-item>
          <text:p text:style-name="P2">Major problems any pair faced during the current iteration.</text:p>
        </text:list-item>
        <text:list-item>
          <text:p text:style-name="P2">Discuss code details and design for each pair.</text:p>
        </text:list-item>
        <text:list-item>
          <text:p text:style-name="P3"><text:span text:style-name="T1">Discuss integration work required between the components developed by the separate teams.</text:span></text:p>
        </text:list-item>
        <text:list-item>
          <text:p text:style-name="P3"><text:span text:style-name="T1">Arrange pairs for next iteration such that pairs working on an integration of two components have one member from each development team for the two components.</text:span></text:p>
        </text:list-item>
        <text:list-item>
          <text:p text:style-name="P3"><text:span text:style-name="T1">Evaluate the work distribution for pairs during the next iteration.</text:span></text:p>
        </text:list-item>
        <text:list-item>
          <text:p text:style-name="P3"><text:span text:style-name="T1">Discuss current user stories and reevaluate progress on stories if need b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iurej</meta:initial-creator>
    <meta:creation-date>2013-10-28T12:30:41</meta:creation-date>
    <dc:date>2013-11-16T09:28:27</dc:date>
    <dc:creator>Joseph Ciurej</dc:creator>
    <meta:editing-duration>P0D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1" meta:paragraph-count="8" meta:word-count="97" meta:character-count="582" meta:non-whitespace-character-count="500"/>
  </office:meta>
</office:document-meta>
</file>